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adv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t0_cmd - 0x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0_config - 0x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0_threshold - 0x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0_th_channel0 - 0x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1 - 0x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2 - 0x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3 - 0x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counter - 0x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1_cmd - 0x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1_config - 0x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1_threshold - 0x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1_th_channel0 - 0x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1 - 0x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2 - 0x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3 - 0x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counter - 0x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2_cmd - 0x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2_config - 0x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2_threshold - 0x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2_th_channel0 - 0x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1 - 0x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2 - 0x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3 - 0x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counter - 0x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3_cmd - 0x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3_config - 0x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3_threshold - 0x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3_th_channel0 - 0x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1 - 0x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2 - 0x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3 - 0x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counter - 0x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event_cfg - 0x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sel0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1.A3" office:value-type="string">
            <text:p text:style-name="Text_20_body">7:4</text:p>
          </table:table-cell>
          <table:table-cell table:style-name="Table1.A3" office:value-type="string">
            <text:p text:style-name="Text_20_body">sel1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1.A3" office:value-type="string">
            <text:p text:style-name="Text_20_body">11:8</text:p>
          </table:table-cell>
          <table:table-cell table:style-name="Table1.A3" office:value-type="string">
            <text:p text:style-name="Text_20_body">sel2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1.A3" office:value-type="string">
            <text:p text:style-name="Text_20_body">15:12</text:p>
          </table:table-cell>
          <table:table-cell table:style-name="Table1.A3" office:value-type="string">
            <text:p text:style-name="Text_20_body">sel3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1.A3" office:value-type="string">
            <text:p text:style-name="Text_20_body">19:16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2" text:outline-level="2">cg - 0x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clock gating configuration bitfiel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4.970038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4.970038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